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pitre 5 : Les périphériques</text:p>
      <text:p text:style-name="P1"/>
      <text:p text:style-name="P3">I)Introduction</text:p>
      <text:p text:style-name="P2"/>
      <text:p text:style-name="P2">Les périphériques sont vus comme des fichiers.</text:p>
      <text:p text:style-name="P2">Ex : imprimante représentée par le fichier /dev/lp</text:p>
      <text:p text:style-name="P2">open()</text:p>
      <text:p text:style-name="P2">writte()</text:p>
      <text:p text:style-name="P2">close()</text:p>
      <text:p text:style-name="P2"><text:span text:style-name="T1"/></text:p>
      <text:p text:style-name="P2"><text:span text:style-name="T1">II) /dev</text:span></text:p>
      <text:p text:style-name="P2"/>
      <text:p text:style-name="P2">répertoire qui regroupe l'ensemble des fichiers ''périphérique''.</text:p>
      <text:p text:style-name="P2">Fichier de 2 sortes :</text:p>
      <text:p text:style-name="P2">-périphériques en mode caractère(mode brut)</text:p>
      <text:p text:style-name="P2">-périphérique en mode bloc(mode bufferisé)</text:p>
      <text:p text:style-name="P2"/>
      <text:p text:style-name="P2">mode brut : write() par le processus conduit à une I/O avec le périphérique.</text:p>
      <text:p text:style-name="P2">Mode bufferisé : un write() réalise une mise en mémoire tampon des données.</text:p>
      <text:p text:style-name="P2"/>
      <text:p text:style-name="P2">Créer des fichiers périphérique : mknod</text:p>
      <text:p text:style-name="P2">Dans les systèmes modernes, les fichiers périphérique dans /dev sont automatiquement crées par le noyau en fonction de ce qui est reconnu par le pilote.</text:p>
      <text:p text:style-name="P2"/>
      <text:p text:style-name="P2">Un fichier périphérique à 3 caractéristiques :</text:p>
      <text:p text:style-name="P2">-mode caractère ou bloc</text:p>
      <text:p text:style-name="P2">-numéro de majeur (numéro de pilote).</text:p>
      <text:p text:style-name="P2">-numéro de mineur(numéro du périphérique reconnu par ce pilote)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kill </meta:initial-creator>
    <meta:creation-date>2011-11-18T13:41:18</meta:creation-date>
    <dc:date>2011-11-18T14:24:21</dc:date>
    <dc:creator>Dragonkill </dc:creator>
    <meta:editing-duration>PT43M4S</meta:editing-duration>
    <meta:editing-cycles>13</meta:editing-cycles>
    <meta:generator>LibreOffice/3.4$Linux LibreOffice_project/340m1$Build-302</meta:generator>
    <meta:document-statistic meta:table-count="0" meta:image-count="0" meta:object-count="0" meta:page-count="1" meta:paragraph-count="20" meta:word-count="132" meta:character-count="852" meta:non-whitespace-character-count="740"/>
  </office:meta>
</office:document-meta>
</file>